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bri" svg:font-family="Calbri"/>
    <style:font-face style:name="Droid Sans Mono" svg:font-family="'Droid Sans Mono', monospace, monospace, 'Droid Sans Fallback'"/>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paragraph-rsid="000fcf1a"/>
    </style:style>
    <style:style style:name="P2" style:family="paragraph" style:parent-style-name="Standard">
      <style:paragraph-properties style:line-height-at-least="0.198in"/>
      <style:text-properties style:font-name="Droid Sans Mono" fo:font-size="10.5pt" fo:font-weight="normal"/>
    </style:style>
    <style:style style:name="P3" style:family="paragraph" style:parent-style-name="Standard">
      <style:paragraph-properties style:line-height-at-least="0.198in"/>
      <style:text-properties style:font-name="Droid Sans Mono" fo:font-size="10.5pt" fo:font-weight="normal" fo:background-color="#ffffff"/>
    </style:style>
    <style:style style:name="P4" style:family="paragraph" style:parent-style-name="Standard">
      <style:paragraph-properties style:line-height-at-least="0.198in"/>
      <style:text-properties fo:color="#d4d4d4" style:font-name="Droid Sans Mono" fo:font-size="10.5pt" fo:font-weight="normal" fo:background-color="transparent"/>
    </style:style>
    <style:style style:name="P5" style:family="paragraph" style:parent-style-name="Standard">
      <style:paragraph-properties style:line-height-at-least="0.198in"/>
      <style:text-properties fo:color="#d4d4d4" fo:background-color="transparent"/>
    </style:style>
    <style:style style:name="P6" style:family="paragraph" style:parent-style-name="Standard">
      <style:paragraph-properties style:line-height-at-least="0.198in"/>
      <style:text-properties fo:color="#6a9955" style:font-name="Droid Sans Mono" fo:font-size="10.5pt" fo:font-weight="normal" fo:background-color="transparent"/>
    </style:style>
    <style:style style:name="P7" style:family="paragraph" style:parent-style-name="Standard">
      <style:paragraph-properties style:line-height-at-least="0.198in"/>
      <style:text-properties fo:color="#6a9955" style:font-name="Droid Sans Mono" fo:font-size="10.5pt" fo:font-weight="normal" officeooo:paragraph-rsid="00310f96" fo:background-color="transparent"/>
    </style:style>
    <style:style style:name="P8" style:family="paragraph" style:parent-style-name="Standard">
      <style:paragraph-properties style:line-height-at-least="0.198in"/>
      <style:text-properties fo:color="#6a9955" fo:background-color="transparent"/>
    </style:style>
    <style:style style:name="P9" style:family="paragraph" style:parent-style-name="Standard">
      <style:paragraph-properties style:line-height-at-least="0.198in"/>
    </style:style>
    <style:style style:name="P10" style:family="paragraph" style:parent-style-name="Standard">
      <style:paragraph-properties style:line-height-at-least="0.198in"/>
      <style:text-properties fo:background-color="transparent"/>
    </style:style>
    <style:style style:name="P11" style:family="paragraph" style:parent-style-name="Standard">
      <style:paragraph-properties style:line-height-at-least="0.198in"/>
      <style:text-properties fo:color="#000000" style:font-name="Droid Sans Mono" fo:font-size="10.5pt" fo:font-weight="normal" fo:background-color="#ffffff"/>
    </style:style>
    <style:style style:name="P12" style:family="paragraph" style:parent-style-name="Standard">
      <style:paragraph-properties style:line-height-at-least="0.198in"/>
      <style:text-properties fo:color="#000000" fo:background-color="#ffffff"/>
    </style:style>
    <style:style style:name="P13" style:family="paragraph" style:parent-style-name="Standard">
      <style:paragraph-properties style:line-height-at-least="0.198in"/>
      <style:text-properties fo:color="#008000" style:font-name="Droid Sans Mono" fo:font-size="10.5pt" fo:font-weight="normal" fo:background-color="#ffffff"/>
    </style:style>
    <style:style style:name="P14" style:family="paragraph" style:parent-style-name="Standard">
      <style:paragraph-properties fo:text-align="justify" style:justify-single-word="false"/>
      <style:text-properties fo:color="#008000" style:font-name="Droid Sans Mono" fo:font-size="10.5pt" fo:font-weight="normal" officeooo:paragraph-rsid="002d7879" fo:background-color="#ffffff"/>
    </style:style>
    <style:style style:name="P15" style:family="paragraph" style:parent-style-name="Standard">
      <style:paragraph-properties fo:text-align="justify" style:justify-single-word="false"/>
      <style:text-properties fo:color="#008000" style:font-name="Droid Sans Mono" fo:font-size="10.5pt" fo:font-style="normal" fo:font-weight="normal" officeooo:rsid="002d7879" officeooo:paragraph-rsid="002d7879" fo:background-color="#ffffff" style:font-size-asian="8.75pt" style:font-style-asian="normal" style:font-weight-asian="normal" style:font-size-complex="10pt" style:font-style-complex="normal" style:font-weight-complex="normal"/>
    </style:style>
    <style:style style:name="P16" style:family="paragraph" style:parent-style-name="Standard">
      <style:paragraph-properties style:line-height-at-least="0.198in"/>
      <style:text-properties fo:color="#008000" fo:background-color="#ffffff"/>
    </style:style>
    <style:style style:name="P17" style:family="paragraph" style:parent-style-name="Text_20_body">
      <style:text-properties style:font-name="Calibri" fo:font-size="16pt" fo:font-weight="bold" officeooo:rsid="000fcf1a" officeooo:paragraph-rsid="000fcf1a" style:font-size-asian="16pt" style:font-weight-asian="bold" style:font-size-complex="16pt" style:font-weight-complex="bold"/>
    </style:style>
    <style:style style:name="P18" style:family="paragraph" style:parent-style-name="Text_20_body">
      <style:paragraph-properties fo:text-align="justify" style:justify-single-word="false"/>
      <style:text-properties style:font-name="Calibri" fo:font-size="16pt" fo:font-style="normal" fo:font-weight="bold" officeooo:rsid="00147441" officeooo:paragraph-rsid="00147441" style:font-size-asian="16pt" style:font-style-asian="normal" style:font-weight-asian="bold" style:font-size-complex="16pt" style:font-style-complex="normal" style:font-weight-complex="bold"/>
    </style:style>
    <style:style style:name="P19" style:family="paragraph" style:parent-style-name="Text_20_body">
      <style:paragraph-properties fo:text-align="justify" style:justify-single-word="false"/>
      <style:text-properties style:font-name="Calibri" fo:font-size="12pt" fo:font-weight="normal" officeooo:rsid="000fcf1a" officeooo:paragraph-rsid="000fcf1a"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Calibri" fo:font-size="12pt" fo:font-style="normal" fo:font-weight="normal" officeooo:rsid="00147441" officeooo:paragraph-rsid="00147441"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style:font-name="Calibri" fo:font-size="12pt" fo:font-style="normal" fo:font-weight="normal" officeooo:rsid="00147441" officeooo:paragraph-rsid="001e3206"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style:text-properties style:font-name="Calibri" fo:font-size="12pt" fo:font-style="normal" fo:font-weight="bold" officeooo:rsid="002d7879" officeooo:paragraph-rsid="002d7879" style:font-size-asian="10.5pt" style:font-style-asian="normal" style:font-weight-asian="bold" style:font-size-complex="12pt" style:font-style-complex="normal" style:font-weight-complex="bold"/>
    </style:style>
    <style:style style:name="P23" style:family="paragraph" style:parent-style-name="Text_20_body">
      <style:paragraph-properties fo:text-align="center" style:justify-single-word="false"/>
      <style:text-properties style:font-name="Calibri" fo:font-size="11pt" fo:font-style="italic" fo:font-weight="normal" officeooo:rsid="0010ba1e" officeooo:paragraph-rsid="0010ba1e" style:font-size-asian="9.60000038146973pt" style:font-style-asian="italic" style:font-weight-asian="normal" style:font-size-complex="11pt" style:font-style-complex="italic" style:font-weight-complex="normal"/>
    </style:style>
    <style:style style:name="P24" style:family="paragraph" style:parent-style-name="Text_20_body">
      <style:paragraph-properties fo:text-align="center" style:justify-single-word="false"/>
      <style:text-properties style:font-name="Calibri" fo:font-size="11pt" fo:font-style="italic" fo:font-weight="normal" officeooo:rsid="0015346f" officeooo:paragraph-rsid="0015346f" style:font-size-asian="9.60000038146973pt" style:font-style-asian="italic" style:font-weight-asian="normal" style:font-size-complex="11pt" style:font-style-complex="italic" style:font-weight-complex="normal"/>
    </style:style>
    <style:style style:name="P25" style:family="paragraph" style:parent-style-name="Text_20_body">
      <style:paragraph-properties fo:text-align="justify" style:justify-single-word="false" fo:break-before="page"/>
      <style:text-properties style:font-name="Calibri" fo:font-size="16pt" fo:font-style="normal" fo:font-weight="bold" officeooo:rsid="00147441" officeooo:paragraph-rsid="00147441" style:font-size-asian="16pt" style:font-style-asian="normal" style:font-weight-asian="bold" style:font-size-complex="16pt" style:font-style-complex="normal" style:font-weight-complex="bold"/>
    </style:style>
    <style:style style:name="P26" style:family="paragraph" style:parent-style-name="Text_20_body">
      <style:paragraph-properties fo:text-align="justify" style:justify-single-word="false" fo:break-before="page"/>
      <style:text-properties style:font-name="Calibri" fo:font-size="16pt" fo:font-style="normal" fo:font-weight="bold" officeooo:rsid="002d7879" officeooo:paragraph-rsid="002d7879" style:font-size-asian="14pt" style:font-style-asian="normal" style:font-weight-asian="bold" style:font-size-complex="16pt" style:font-style-complex="normal" style:font-weight-complex="bold"/>
    </style:style>
    <style:style style:name="P27" style:family="paragraph" style:parent-style-name="Header">
      <style:text-properties style:font-name="Calibri" officeooo:rsid="00135340" officeooo:paragraph-rsid="00135340"/>
    </style:style>
    <style:style style:name="T1" style:family="text">
      <style:text-properties officeooo:rsid="0010ba1e"/>
    </style:style>
    <style:style style:name="T2" style:family="text">
      <style:text-properties fo:font-size="20pt" fo:font-weight="bold" officeooo:rsid="000fcf1a" style:font-size-asian="20pt" style:font-weight-asian="bold" style:font-size-complex="20pt" style:font-weight-complex="bold"/>
    </style:style>
    <style:style style:name="T3" style:family="text">
      <style:text-properties officeooo:rsid="00189d44"/>
    </style:style>
    <style:style style:name="T4" style:family="text">
      <style:text-properties officeooo:rsid="001be41c"/>
    </style:style>
    <style:style style:name="T5" style:family="text">
      <style:text-properties officeooo:rsid="001e3206"/>
    </style:style>
    <style:style style:name="T6" style:family="text">
      <style:text-properties fo:font-style="italic" officeooo:rsid="001e3206" style:font-style-asian="italic" style:font-style-complex="italic"/>
    </style:style>
    <style:style style:name="T7" style:family="text">
      <style:text-properties fo:font-style="italic" officeooo:rsid="001fc4bb" style:font-style-asian="italic" style:font-style-complex="italic"/>
    </style:style>
    <style:style style:name="T8" style:family="text">
      <style:text-properties fo:font-style="italic" officeooo:rsid="0022f5be" style:font-style-asian="italic" style:font-style-complex="italic"/>
    </style:style>
    <style:style style:name="T9" style:family="text">
      <style:text-properties fo:font-style="italic" officeooo:rsid="0026ab0e" style:font-style-asian="italic" style:font-style-complex="italic"/>
    </style:style>
    <style:style style:name="T10" style:family="text">
      <style:text-properties fo:font-style="italic" officeooo:rsid="0028a956" style:font-style-asian="italic" style:font-style-complex="italic"/>
    </style:style>
    <style:style style:name="T11" style:family="text">
      <style:text-properties officeooo:rsid="001fc4bb"/>
    </style:style>
    <style:style style:name="T12" style:family="text">
      <style:text-properties officeooo:rsid="0022f5be"/>
    </style:style>
    <style:style style:name="T13" style:family="text">
      <style:text-properties officeooo:rsid="0026ab0e"/>
    </style:style>
    <style:style style:name="T14" style:family="text">
      <style:text-properties officeooo:rsid="0028a956"/>
    </style:style>
    <style:style style:name="T15" style:family="text">
      <style:text-properties style:font-name="Droid Sans Mono" fo:font-size="10.5pt" fo:font-weight="normal"/>
    </style:style>
    <style:style style:name="T16" style:family="text">
      <style:text-properties style:font-name="Droid Sans Mono" fo:font-size="10.5pt" fo:font-weight="normal" officeooo:rsid="00310f96"/>
    </style:style>
    <style:style style:name="T17" style:family="text">
      <style:text-properties fo:color="#c586c0"/>
    </style:style>
    <style:style style:name="T18" style:family="text">
      <style:text-properties fo:color="#c586c0" style:font-name="Droid Sans Mono" fo:font-size="10.5pt" fo:font-weight="normal"/>
    </style:style>
    <style:style style:name="T19" style:family="text">
      <style:text-properties fo:color="#569cd6"/>
    </style:style>
    <style:style style:name="T20" style:family="text">
      <style:text-properties fo:color="#569cd6" style:font-name="Droid Sans Mono" fo:font-size="10.5pt" fo:font-weight="normal"/>
    </style:style>
    <style:style style:name="T21" style:family="text">
      <style:text-properties fo:color="#ce9178"/>
    </style:style>
    <style:style style:name="T22" style:family="text">
      <style:text-properties fo:color="#ce9178" style:font-name="Droid Sans Mono" fo:font-size="10.5pt" fo:font-weight="normal"/>
    </style:style>
    <style:style style:name="T23" style:family="text">
      <style:text-properties fo:color="#d4d4d4"/>
    </style:style>
    <style:style style:name="T24" style:family="text">
      <style:text-properties fo:color="#d4d4d4" fo:background-color="#1e1e1e" loext:char-shading-value="0"/>
    </style:style>
    <style:style style:name="T25" style:family="text">
      <style:text-properties fo:color="#dcdcaa"/>
    </style:style>
    <style:style style:name="T26" style:family="text">
      <style:text-properties fo:color="#dcdcaa" style:font-name="Droid Sans Mono" fo:font-size="10.5pt" fo:font-weight="normal"/>
    </style:style>
    <style:style style:name="T27" style:family="text">
      <style:text-properties fo:color="#b5cea8" style:font-name="Droid Sans Mono" fo:font-size="10.5pt" fo:font-weight="normal"/>
    </style:style>
    <style:style style:name="T28" style:family="text">
      <style:text-properties fo:color="#6a9955" style:font-name="Droid Sans Mono" fo:font-size="10.5pt" fo:font-weight="normal"/>
    </style:style>
    <style:style style:name="T29" style:family="text">
      <style:text-properties fo:color="#d7ba7d" style:font-name="Droid Sans Mono" fo:font-size="10.5pt" fo:font-weight="normal"/>
    </style:style>
    <style:style style:name="T30" style:family="text">
      <style:text-properties style:use-window-font-color="true"/>
    </style:style>
    <style:style style:name="T31" style:family="text">
      <style:text-properties fo:color="#ffffff"/>
    </style:style>
    <style:style style:name="T32" style:family="text">
      <style:text-properties fo:color="#ffffff" style:font-name="Droid Sans Mono" fo:font-size="10.5pt" fo:font-weight="normal"/>
    </style:style>
    <style:style style:name="T33" style:family="text">
      <style:text-properties fo:color="#0000ff"/>
    </style:style>
    <style:style style:name="T34" style:family="text">
      <style:text-properties fo:color="#0000ff" style:font-name="Droid Sans Mono" fo:font-size="10.5pt" fo:font-weight="normal"/>
    </style:style>
    <style:style style:name="T35" style:family="text">
      <style:text-properties fo:color="#a31515"/>
    </style:style>
    <style:style style:name="T36" style:family="text">
      <style:text-properties fo:color="#a31515" style:font-name="Droid Sans Mono" fo:font-size="10.5pt" fo:font-weight="normal"/>
    </style:style>
    <style:style style:name="T37" style:family="text">
      <style:text-properties fo:color="#000000"/>
    </style:style>
    <style:style style:name="T38" style:family="text">
      <style:text-properties fo:color="#09885a" style:font-name="Droid Sans Mono" fo:font-size="10.5pt" fo:font-weight="normal"/>
    </style:style>
    <style:style style:name="T39" style:family="text">
      <style:text-properties fo:color="#008000" style:font-name="Droid Sans Mono" fo:font-size="10.5pt" fo:font-weight="normal"/>
    </style:style>
    <style:style style:name="fr1" style:family="graphic" style:parent-style-name="OLE">
      <style:graphic-properties style:horizontal-pos="center" style:horizontal-rel="paragraph" fo:padding="0.0193in" fo:border="0.06pt solid #000000" draw:ole-draw-aspect="1"/>
    </style:style>
    <style:style style:name="fr2" style:family="graphic" style:parent-style-name="OLE">
      <style:graphic-properties style:vertical-pos="top" style:vertical-rel="paragraph" style:horizontal-pos="center" style:horizontal-rel="paragraph" fo:padding="0.0193in" fo:border="0.06pt solid #0000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REPORT</text:span></text:p>
      <text:p text:style-name="P17">Results</text:p>
      <text:p text:style-name="P19"><text:tab/><text:span text:style-name="T1">Following figures show the results of my experiments.</text:span></text:p>
      <text:p text:style-name="P23"><draw:frame draw:style-name="fr1" draw:name="Object1" text:anchor-type="paragraph" svg:width="6.2984in" svg:height="3.5457in" draw:z-index="1"><draw:object xlink:href="./Object 1" xlink:type="simple" xlink:show="embed" xlink:actuate="onLoad"/><draw:image xlink:href="./ObjectReplacements/Object 1" xlink:type="simple" xlink:show="embed" xlink:actuate="onLoad"/></draw:frame>Fig. 1. Timing results from first experiment</text:p>
      <text:p text:style-name="P23"><draw:frame draw:style-name="fr1" draw:name="Object2" text:anchor-type="paragraph" svg:width="6.2984in" svg:height="3.5457in" draw:z-index="0"><draw:object xlink:href="./Object 2" xlink:type="simple" xlink:show="embed" xlink:actuate="onLoad"/><draw:image xlink:href="./ObjectReplacements/Object 2" xlink:type="simple" xlink:show="embed" xlink:actuate="onLoad"/></draw:frame>Fig. 2. Timing results from second experiment</text:p>
      <text:p text:style-name="P23"><text:soft-page-break/></text:p>
      <text:p text:style-name="P24"><draw:frame draw:style-name="fr2" draw:name="Object3" text:anchor-type="paragraph" svg:width="6.2984in" svg:height="3.5457in" draw:z-index="2"><draw:object xlink:href="./Object 3" xlink:type="simple" xlink:show="embed" xlink:actuate="onLoad"/><draw:image xlink:href="./ObjectReplacements/Object 3" xlink:type="simple" xlink:show="embed" xlink:actuate="onLoad"/></draw:frame>Fig. 3. Read call data from first experiment</text:p>
      <text:p text:style-name="P24"/>
      <text:p text:style-name="P24"><draw:frame draw:style-name="fr2" draw:name="Object4" text:anchor-type="paragraph" svg:width="6.2984in" svg:height="3.5457in" draw:z-index="3"><draw:object xlink:href="./Object 4" xlink:type="simple" xlink:show="embed" xlink:actuate="onLoad"/><draw:image xlink:href="./ObjectReplacements/Object 4" xlink:type="simple" xlink:show="embed" xlink:actuate="onLoad"/></draw:frame>Fig. 4. Read call data from second experiment</text:p>
      <text:p text:style-name="P24"/>
      <text:p text:style-name="P24"/>
      <text:p text:style-name="P24"><text:soft-page-break/></text:p>
      <text:p text:style-name="P24"><draw:frame draw:style-name="fr2" draw:name="Object5" text:anchor-type="paragraph" svg:width="6.298in" svg:height="3.5457in" draw:z-index="4"><draw:object xlink:href="./Object 5" xlink:type="simple" xlink:show="embed" xlink:actuate="onLoad"/><draw:image xlink:href="./ObjectReplacements/Object 5" xlink:type="simple" xlink:show="embed" xlink:actuate="onLoad"/></draw:frame>Fig. 5. Time per call data from first experiment</text:p>
      <text:p text:style-name="P24"/>
      <text:p text:style-name="P24"><draw:frame draw:style-name="fr2" draw:name="Object6" text:anchor-type="paragraph" svg:width="6.298in" svg:height="3.5453in" draw:z-index="5"><draw:object xlink:href="./Object 6" xlink:type="simple" xlink:show="embed" xlink:actuate="onLoad"/><draw:image xlink:href="./ObjectReplacements/Object 6" xlink:type="simple" xlink:show="embed" xlink:actuate="onLoad"/></draw:frame>Fig. 6. Time per call data from second experiment</text:p>
      <text:p text:style-name="P24"/>
      <text:p text:style-name="P18"/>
      <text:p text:style-name="P25">Discussion</text:p>
      <text:p text:style-name="P21"><text:tab/><text:span text:style-name="T5">First of all, notice that in figures 1 and 2 the value for </text:span><text:span text:style-name="T6">real</text:span><text:span text:style-name="T5"> execution times is less than the corresponding </text:span><text:span text:style-name="T6">user </text:span><text:span text:style-name="T5">and </text:span><text:span text:style-name="T6">sys</text:span><text:span text:style-name="T5"> values. That is because the program is a multiprocess application and </text:span><text:span text:style-name="T6">time</text:span><text:span text:style-name="T5"> command does not take child processes into account properly. Which results in such a situation.</text:span></text:p>
      <text:p text:style-name="P21"><text:span text:style-name="T3"><text:tab/>Next, figures 1 and 2 show us that after a certain value, increasing N does not make a noticeable difference on execution speed. Considering the overhead that goes into a single read-write cycle, this is a surprising result. However, following figures help to show the reason of this.</text:span></text:p>
      <text:p text:style-name="P20"><text:tab/><text:span text:style-name="T4">Looking at figures 3 and 4, we see that after a certain value of N, number of read calls evens out to some particular value. Following with figures 5 and 6, we see that for all values of N the time it takes do a single read-write cycle is approximately the same. Hence, for each N with similar number of read calls we have similar execution times. Notice that the duration of a read-write cycle does not differ for different values of </text:span><text:span text:style-name="T6">M</text:span><text:span text:style-name="T5">. However, there is a linear relation between </text:span><text:span text:style-name="T7">M</text:span><text:span text:style-name="T11"> and number of calls needed per execution. Resulting in the same linear relation for execution times in figures 1 and 2 for experiments with different </text:span><text:span text:style-name="T7">M</text:span><text:span text:style-name="T11">.</text:span></text:p>
      <text:p text:style-name="P20"><text:tab/><text:span text:style-name="T12">We now have the mechanism behind the surprising results from figures 1 and 2. However, this mechanism does not explain why increasing </text:span><text:span text:style-name="T8">N</text:span><text:span text:style-name="T12"> and thus decreasing the ratio of overhead to useful work affect execution time. My proposed thesis for the reason is that periodic interrupts and scheduling done by the kernel prevents the program from utilizing increased buffer size. In the producer and consumer programs we read or write </text:span><text:span text:style-name="T9">M</text:span><text:span text:style-name="T13"> bytes at a fixed size that is less than </text:span><text:span text:style-name="T9">M</text:span><text:span text:style-name="T13">. Each read or write is a system call to the kernel, causing a context switch and thus an interrupt. Therefore, there are millions of system calls made per execution. My producer and consumer programs processed bytes one by one. Hence, increasing the buffer size, </text:span><text:span text:style-name="T10">N</text:span><text:span text:style-name="T14">, did not have much effect after </text:span><text:span text:style-name="T10">N = 2</text:span><text:span text:style-name="T14">.</text:span></text:p>
      <text:p text:style-name="P26">Appendixes</text:p>
      <text:p text:style-name="P22">Producer Program</text:p>
      <text:p text:style-name="P14"><text:span text:style-name="T23">/*</text:span></text:p>
      <text:p text:style-name="P16">    <text:span text:style-name="T15">CS342 - Project 1</text:span></text:p>
      <text:p text:style-name="P16">    <text:span text:style-name="T15">Author: Mert Alp Taytak</text:span></text:p>
      <text:p text:style-name="P16">    <text:span text:style-name="T15">ID: 21602061</text:span></text:p>
      <text:p text:style-name="P13">*/</text:p>
      <text:p text:style-name="P9"/>
      <text:p text:style-name="P11"><text:span text:style-name="T33">#include </text:span><text:span text:style-name="T35">&lt;stdio.h&gt;</text:span></text:p>
      <text:p text:style-name="P11"><text:span text:style-name="T33">#include </text:span><text:span text:style-name="T35">&lt;stdlib.h&gt;</text:span></text:p>
      <text:p text:style-name="P11"><text:span text:style-name="T33">#include </text:span><text:span text:style-name="T35">&lt;string.h&gt;</text:span></text:p>
      <text:p text:style-name="P11"><text:span text:style-name="T33">#include </text:span><text:span text:style-name="T35">&lt;unistd.h&gt;</text:span></text:p>
      <text:p text:style-name="P9"/>
      <text:p text:style-name="P13">/*</text:p>
      <text:p text:style-name="P16">    <text:span text:style-name="T15">MACROS, DEFINITIONS and GLOBALS</text:span></text:p>
      <text:p text:style-name="P13">*/</text:p>
      <text:p text:style-name="P9"/>
      <text:p text:style-name="P11"><text:span text:style-name="T33">long</text:span> M;</text:p>
      <text:p text:style-name="P9"/>
      <text:p text:style-name="P13">/*</text:p>
      <text:p text:style-name="P16">    <text:span text:style-name="T15">FUNCTION PROTOTYPES</text:span></text:p>
      <text:p text:style-name="P13">*/</text:p>
      <text:p text:style-name="P9"/>
      <text:p text:style-name="P11"><text:span text:style-name="T33">int</text:span> process_m(<text:span text:style-name="T33">const</text:span> <text:span text:style-name="T33">char</text:span> *str);</text:p>
      <text:p text:style-name="P9"/>
      <text:p text:style-name="P11"><text:span text:style-name="T33">int</text:span> main(<text:span text:style-name="T33">int</text:span> argc, <text:span text:style-name="T33">char</text:span> **argv)</text:p>
      <text:p text:style-name="P11">{</text:p>
      <text:p text:style-name="P12">    <text:span text:style-name="T34">if</text:span><text:span text:style-name="T15"> (argc != </text:span><text:span text:style-name="T38">2</text:span><text:span text:style-name="T15">) {</text:span></text:p>
      <text:p text:style-name="P12">        <text:span text:style-name="T34">return</text:span><text:span text:style-name="T15"> -</text:span><text:span text:style-name="T38">1</text:span><text:span text:style-name="T15">;</text:span></text:p>
      <text:p text:style-name="P12">    <text:span text:style-name="T15">}</text:span></text:p>
      <text:p text:style-name="P9"/>
      <text:p text:style-name="P12">    <text:span text:style-name="T15">process_m(argv[</text:span><text:span text:style-name="T38">1</text:span><text:span text:style-name="T15">]);</text:span></text:p>
      <text:p text:style-name="P9"/>
      <text:p text:style-name="P12">    <text:span text:style-name="T34">char</text:span><text:span text:style-name="T15"> *buff = (</text:span><text:span text:style-name="T34">char</text:span><text:span text:style-name="T15">*)calloc(M, </text:span><text:span text:style-name="T34">sizeof</text:span><text:span text:style-name="T15">(</text:span><text:span text:style-name="T34">char</text:span><text:span text:style-name="T15">));</text:span></text:p>
      <text:p text:style-name="P12">    <text:span text:style-name="T34">for</text:span><text:span text:style-name="T15"> (</text:span><text:span text:style-name="T34">long</text:span><text:span text:style-name="T15"> i = </text:span><text:span text:style-name="T38">0</text:span><text:span text:style-name="T15">; i &lt; M; i++) {</text:span></text:p>
      <text:p text:style-name="P12">        <text:span text:style-name="T15">buff[i] = </text:span><text:span text:style-name="T38">97</text:span><text:span text:style-name="T15"> + (random() % </text:span><text:span text:style-name="T38">26</text:span><text:span text:style-name="T15">); </text:span><text:span text:style-name="T39">/* Random [a-z] */</text:span></text:p>
      <text:p text:style-name="P12">        <text:span text:style-name="T15">write(STDOUT_FILENO, &amp;buff[i], </text:span><text:span text:style-name="T38">1</text:span><text:span text:style-name="T15">);</text:span></text:p>
      <text:p text:style-name="P12">    <text:span text:style-name="T15">}</text:span></text:p>
      <text:p text:style-name="P12">    </text:p>
      <text:p text:style-name="P12">    <text:span text:style-name="T34">return</text:span><text:span text:style-name="T15"> </text:span><text:span text:style-name="T38">0</text:span><text:span text:style-name="T15">;</text:span></text:p>
      <text:p text:style-name="P11">}</text:p>
      <text:p text:style-name="P9"/>
      <text:p text:style-name="P13">/*</text:p>
      <text:p text:style-name="P16">    <text:span text:style-name="T15">Reads argument for </text:span><text:span text:style-name="T16">M</text:span></text:p>
      <text:p text:style-name="P16"><text:soft-page-break/>    <text:span text:style-name="T15">Makes sure it is valid</text:span></text:p>
      <text:p text:style-name="P13">*/</text:p>
      <text:p text:style-name="P11"><text:span text:style-name="T33">int</text:span> process_m(<text:span text:style-name="T33">const</text:span> <text:span text:style-name="T33">char</text:span>* str)</text:p>
      <text:p text:style-name="P11">{</text:p>
      <text:p text:style-name="P12">    <text:span text:style-name="T34">if</text:span><text:span text:style-name="T15"> (*str == </text:span><text:span text:style-name="T36">'\0'</text:span><text:span text:style-name="T15">) {</text:span></text:p>
      <text:p text:style-name="P12">        <text:span text:style-name="T34">return</text:span><text:span text:style-name="T15"> -</text:span><text:span text:style-name="T38">1</text:span><text:span text:style-name="T15">;</text:span></text:p>
      <text:p text:style-name="P12">    <text:span text:style-name="T15">}</text:span></text:p>
      <text:p text:style-name="P9"/>
      <text:p text:style-name="P12">    <text:span text:style-name="T34">char</text:span><text:span text:style-name="T15"> *endptr;</text:span></text:p>
      <text:p text:style-name="P12">    <text:span text:style-name="T34">long</text:span><text:span text:style-name="T15"> </text:span><text:span text:style-name="T34">int</text:span><text:span text:style-name="T15"> res = strtol(str, &amp;endptr, </text:span><text:span text:style-name="T38">10</text:span><text:span text:style-name="T15">);</text:span></text:p>
      <text:p text:style-name="P9"/>
      <text:p text:style-name="P12">    <text:span text:style-name="T34">if</text:span><text:span text:style-name="T15"> (*endptr == </text:span><text:span text:style-name="T36">'\0'</text:span><text:span text:style-name="T15">) { </text:span><text:span text:style-name="T39">/* Success */</text:span></text:p>
      <text:p text:style-name="P12">        <text:span text:style-name="T15">M = res;</text:span></text:p>
      <text:p text:style-name="P12">        <text:span text:style-name="T34">return</text:span><text:span text:style-name="T15"> </text:span><text:span text:style-name="T38">0</text:span><text:span text:style-name="T15">;</text:span></text:p>
      <text:p text:style-name="P12">    <text:span text:style-name="T15">}</text:span></text:p>
      <text:p text:style-name="P12">    <text:span text:style-name="T34">return</text:span><text:span text:style-name="T15"> -</text:span><text:span text:style-name="T38">1</text:span><text:span text:style-name="T15">;</text:span></text:p>
      <text:p text:style-name="P3"><text:span text:style-name="T37">}</text:span></text:p>
      <text:p text:style-name="P2"><text:span text:style-name="T24"/></text:p>
      <text:p text:style-name="P22">Consumer Program</text:p>
      <text:p text:style-name="P15">/*</text:p>
      <text:p text:style-name="P16">    <text:span text:style-name="T15">CS342 - Project 1</text:span></text:p>
      <text:p text:style-name="P16">    <text:span text:style-name="T15">Author: Mert Alp Taytak</text:span></text:p>
      <text:p text:style-name="P16">    <text:span text:style-name="T15">ID: 21602061</text:span></text:p>
      <text:p text:style-name="P13">*/</text:p>
      <text:p text:style-name="P9"/>
      <text:p text:style-name="P11"><text:span text:style-name="T33">#include </text:span><text:span text:style-name="T35">&lt;stdio.h&gt;</text:span></text:p>
      <text:p text:style-name="P11"><text:span text:style-name="T33">#include </text:span><text:span text:style-name="T35">&lt;stdlib.h&gt;</text:span></text:p>
      <text:p text:style-name="P11"><text:span text:style-name="T33">#include </text:span><text:span text:style-name="T35">&lt;string.h&gt;</text:span></text:p>
      <text:p text:style-name="P11"><text:span text:style-name="T33">#include </text:span><text:span text:style-name="T35">&lt;unistd.h&gt;</text:span></text:p>
      <text:p text:style-name="P9"/>
      <text:p text:style-name="P13">/*</text:p>
      <text:p text:style-name="P16">    <text:span text:style-name="T15">MACROS, DEFINITIONS and GLOBALS</text:span></text:p>
      <text:p text:style-name="P13">*/</text:p>
      <text:p text:style-name="P9"/>
      <text:p text:style-name="P11"><text:span text:style-name="T33">long</text:span> M;</text:p>
      <text:p text:style-name="P9"/>
      <text:p text:style-name="P13">/*</text:p>
      <text:p text:style-name="P16">    <text:span text:style-name="T15">FUNCTION PROTOTYPES</text:span></text:p>
      <text:p text:style-name="P13">*/</text:p>
      <text:p text:style-name="P9"/>
      <text:p text:style-name="P11"><text:span text:style-name="T33">int</text:span> process_m(<text:span text:style-name="T33">const</text:span> <text:span text:style-name="T33">char</text:span> *str);</text:p>
      <text:p text:style-name="P9"/>
      <text:p text:style-name="P11"><text:span text:style-name="T33">int</text:span> main(<text:span text:style-name="T33">int</text:span> argc, <text:span text:style-name="T33">char</text:span> **argv)</text:p>
      <text:p text:style-name="P11">{</text:p>
      <text:p text:style-name="P12">    <text:span text:style-name="T34">if</text:span><text:span text:style-name="T15"> (argc != </text:span><text:span text:style-name="T38">2</text:span><text:span text:style-name="T15">) {</text:span></text:p>
      <text:p text:style-name="P12"><text:soft-page-break/>        <text:span text:style-name="T34">return</text:span><text:span text:style-name="T15"> -</text:span><text:span text:style-name="T38">1</text:span><text:span text:style-name="T15">;</text:span></text:p>
      <text:p text:style-name="P12">    <text:span text:style-name="T15">}</text:span></text:p>
      <text:p text:style-name="P9"/>
      <text:p text:style-name="P12">    <text:span text:style-name="T15">process_m(argv[</text:span><text:span text:style-name="T38">1</text:span><text:span text:style-name="T15">]);</text:span></text:p>
      <text:p text:style-name="P9"/>
      <text:p text:style-name="P12">    <text:span text:style-name="T34">char</text:span><text:span text:style-name="T15"> *buff = (</text:span><text:span text:style-name="T34">char</text:span><text:span text:style-name="T15">*)calloc(M, </text:span><text:span text:style-name="T34">sizeof</text:span><text:span text:style-name="T15">(</text:span><text:span text:style-name="T34">char</text:span><text:span text:style-name="T15">));</text:span></text:p>
      <text:p text:style-name="P12">    <text:span text:style-name="T34">for</text:span><text:span text:style-name="T15"> (</text:span><text:span text:style-name="T34">long</text:span><text:span text:style-name="T15"> i = </text:span><text:span text:style-name="T38">0</text:span><text:span text:style-name="T15">; i &lt; M; i++) {</text:span></text:p>
      <text:p text:style-name="P12">        <text:span text:style-name="T15">read(STDIN_FILENO, &amp;buff[i], </text:span><text:span text:style-name="T38">1</text:span><text:span text:style-name="T15">);</text:span></text:p>
      <text:p text:style-name="P12">    <text:span text:style-name="T15">}</text:span></text:p>
      <text:p text:style-name="P12">    </text:p>
      <text:p text:style-name="P12">    <text:span text:style-name="T34">return</text:span><text:span text:style-name="T15"> </text:span><text:span text:style-name="T38">0</text:span><text:span text:style-name="T15">;</text:span></text:p>
      <text:p text:style-name="P11">}</text:p>
      <text:p text:style-name="P9"/>
      <text:p text:style-name="P13">/*</text:p>
      <text:p text:style-name="P16">    <text:span text:style-name="T15">Reads argument for </text:span><text:span text:style-name="T16">M</text:span></text:p>
      <text:p text:style-name="P16">    <text:span text:style-name="T15">Makes sure it is valid</text:span></text:p>
      <text:p text:style-name="P13">*/</text:p>
      <text:p text:style-name="P11"><text:span text:style-name="T33">int</text:span> process_m(<text:span text:style-name="T33">const</text:span> <text:span text:style-name="T33">char</text:span>* str)</text:p>
      <text:p text:style-name="P11">{</text:p>
      <text:p text:style-name="P12">    <text:span text:style-name="T34">if</text:span><text:span text:style-name="T15"> (*str == </text:span><text:span text:style-name="T36">'\0'</text:span><text:span text:style-name="T15">) {</text:span></text:p>
      <text:p text:style-name="P12">        <text:span text:style-name="T34">return</text:span><text:span text:style-name="T15"> -</text:span><text:span text:style-name="T38">1</text:span><text:span text:style-name="T15">;</text:span></text:p>
      <text:p text:style-name="P12">    <text:span text:style-name="T15">}</text:span></text:p>
      <text:p text:style-name="P9"/>
      <text:p text:style-name="P12">    <text:span text:style-name="T34">char</text:span><text:span text:style-name="T15"> *endptr;</text:span></text:p>
      <text:p text:style-name="P12">    <text:span text:style-name="T34">long</text:span><text:span text:style-name="T15"> </text:span><text:span text:style-name="T34">int</text:span><text:span text:style-name="T15"> res = strtol(str, &amp;endptr, </text:span><text:span text:style-name="T38">10</text:span><text:span text:style-name="T15">);</text:span></text:p>
      <text:p text:style-name="P9"/>
      <text:p text:style-name="P12">    <text:span text:style-name="T34">if</text:span><text:span text:style-name="T15"> (*endptr == </text:span><text:span text:style-name="T36">'\0'</text:span><text:span text:style-name="T15">) { </text:span><text:span text:style-name="T39">/* Success */</text:span></text:p>
      <text:p text:style-name="P12">        <text:span text:style-name="T15">M = res;</text:span></text:p>
      <text:p text:style-name="P12">        <text:span text:style-name="T34">return</text:span><text:span text:style-name="T15"> </text:span><text:span text:style-name="T38">0</text:span><text:span text:style-name="T15">;</text:span></text:p>
      <text:p text:style-name="P12">    <text:span text:style-name="T15">}</text:span></text:p>
      <text:p text:style-name="P12">    <text:span text:style-name="T34">return</text:span><text:span text:style-name="T15"> -</text:span><text:span text:style-name="T38">1</text:span><text:span text:style-name="T15">;</text:span></text:p>
      <text:p text:style-name="P3"><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bri" svg:font-family="Calbri"/>
    <style:font-face style:name="Droid Sans Mono" svg:font-family="'Droid Sans Mono', monospace, monospace, 'Droid Sans Fallback'"/>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officeooo:rsid="00135340" officeooo:paragraph-rsid="0013534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Header"/>
      </style:header>
      <loext:header-first>
        <text:p text:style-name="MP1">Mert Alp Taytak – 21602061</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21:40:35.400365064</meta:creation-date>
    <meta:generator>LibreOffice/6.1.5.2$Linux_X86_64 LibreOffice_project/10$Build-2</meta:generator>
    <dc:date>2019-03-02T23:05:26.800691134</dc:date>
    <meta:editing-duration>PT1H14M36S</meta:editing-duration>
    <meta:editing-cycles>28</meta:editing-cycles>
    <meta:document-statistic meta:table-count="0" meta:image-count="0" meta:object-count="6" meta:page-count="7" meta:paragraph-count="113" meta:word-count="676" meta:character-count="4021" meta:non-whitespace-character-count="31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21">
      <number:number number:decimal-places="3" loext:min-decimal-places="3"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2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12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12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96cm" svg:height="8.904cm" xlink:href="." xlink:type="simple" chart:class="chart:line" chart:style-name="ch1">
        <chart:title svg:x="4.756cm" svg:y="0.314cm" chart:style-name="ch2">
          <text:p>Results of "time" Per Execution</text:p>
        </chart:title>
        <chart:subtitle svg:x="6.647cm" svg:y="1.271cm" chart:style-name="ch3">
          <text:p>M = 1 000 000</text:p>
        </chart:subtitle>
        <chart:legend chart:legend-position="top" svg:x="5.241cm" svg:y="2.139cm" style:legend-expansion="wide" chart:style-name="ch4"/>
        <chart:plot-area chart:style-name="ch5" chart:data-source-has-labels="both" svg:x="1.328cm" svg:y="2.915cm" svg:width="14.251cm" svg:height="4.83cm">
          <chartooo:coordinate-region svg:x="2.426cm" svg:y="3.114cm" svg:width="12.728cm" svg:height="3.984cm"/>
          <chart:axis chart:dimension="x" chart:name="primary-x" chart:style-name="ch6" chartooo:axis-type="auto">
            <chartooo:date-scale/>
            <chart:title svg:x="8.277cm" svg:y="7.923cm" chart:style-name="ch7">
              <text:p>N</text:p>
            </chart:title>
            <chart:categories table:cell-range-address="local-table.$A$2:.$A$14"/>
          </chart:axis>
          <chart:axis chart:dimension="y" chart:name="primary-y" chart:style-name="ch8">
            <chart:title svg:x="0.451cm" svg:y="6.022cm" chart:style-name="ch9">
              <text:p>Seconds</text:p>
            </chart:title>
            <chart:grid chart:style-name="ch10" chart:class="major"/>
          </chart:axis>
          <chart:series chart:style-name="ch11" chart:values-cell-range-address="local-table.$B$2:.$B$14" chart:label-cell-address="local-table.$B$1" chart:class="chart:line">
            <chart:data-point chart:repeated="13"/>
          </chart:series>
          <chart:series chart:style-name="ch12" chart:values-cell-range-address="local-table.$C$2:.$C$14" chart:label-cell-address="local-table.$C$1" chart:class="chart:line">
            <chart:data-point chart:repeated="13"/>
          </chart:series>
          <chart:series chart:style-name="ch13" chart:values-cell-range-address="local-table.$D$2:.$D$14" chart:label-cell-address="local-table.$D$1" chart:class="chart:line">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al</text:p>
              </table:table-cell>
              <table:table-cell office:value-type="string">
                <text:p>User</text:p>
              </table:table-cell>
              <table:table-cell office:value-type="string">
                <text:p>Sys</text:p>
              </table:table-cell>
            </table:table-row>
          </table:table-header-rows>
          <table:table-rows>
            <table:table-row>
              <table:table-cell office:value-type="float" office:value="1">
                <text:p>1</text:p>
              </table:table-cell>
              <table:table-cell office:value-type="float" office:value="1.294">
                <text:p>1.294</text:p>
              </table:table-cell>
              <table:table-cell office:value-type="float" office:value="0.405">
                <text:p>0.405</text:p>
              </table:table-cell>
              <table:table-cell office:value-type="float" office:value="2.359">
                <text:p>2.359</text:p>
              </table:table-cell>
            </table:table-row>
            <table:table-row>
              <table:table-cell office:value-type="float" office:value="2">
                <text:p>2</text:p>
              </table:table-cell>
              <table:table-cell office:value-type="float" office:value="0.5">
                <text:p>0.5</text:p>
              </table:table-cell>
              <table:table-cell office:value-type="float" office:value="0.305">
                <text:p>0.305</text:p>
              </table:table-cell>
              <table:table-cell office:value-type="float" office:value="1.156">
                <text:p>1.156</text:p>
              </table:table-cell>
            </table:table-row>
            <table:table-row>
              <table:table-cell office:value-type="float" office:value="4">
                <text:p>4</text:p>
              </table:table-cell>
              <table:table-cell office:value-type="float" office:value="0.496">
                <text:p>0.496</text:p>
              </table:table-cell>
              <table:table-cell office:value-type="float" office:value="0.263">
                <text:p>0.263</text:p>
              </table:table-cell>
              <table:table-cell office:value-type="float" office:value="1.199">
                <text:p>1.199</text:p>
              </table:table-cell>
            </table:table-row>
            <table:table-row>
              <table:table-cell office:value-type="float" office:value="8">
                <text:p>8</text:p>
              </table:table-cell>
              <table:table-cell office:value-type="float" office:value="0.505">
                <text:p>0.505</text:p>
              </table:table-cell>
              <table:table-cell office:value-type="float" office:value="0.267">
                <text:p>0.267</text:p>
              </table:table-cell>
              <table:table-cell office:value-type="float" office:value="1.223">
                <text:p>1.223</text:p>
              </table:table-cell>
            </table:table-row>
            <table:table-row>
              <table:table-cell office:value-type="float" office:value="16">
                <text:p>16</text:p>
              </table:table-cell>
              <table:table-cell office:value-type="float" office:value="0.503">
                <text:p>0.503</text:p>
              </table:table-cell>
              <table:table-cell office:value-type="float" office:value="0.241">
                <text:p>0.241</text:p>
              </table:table-cell>
              <table:table-cell office:value-type="float" office:value="1.24">
                <text:p>1.24</text:p>
              </table:table-cell>
            </table:table-row>
            <table:table-row>
              <table:table-cell office:value-type="float" office:value="32">
                <text:p>32</text:p>
              </table:table-cell>
              <table:table-cell office:value-type="float" office:value="0.497">
                <text:p>0.497</text:p>
              </table:table-cell>
              <table:table-cell office:value-type="float" office:value="0.295">
                <text:p>0.295</text:p>
              </table:table-cell>
              <table:table-cell office:value-type="float" office:value="1.173">
                <text:p>1.173</text:p>
              </table:table-cell>
            </table:table-row>
            <table:table-row>
              <table:table-cell office:value-type="float" office:value="64">
                <text:p>64</text:p>
              </table:table-cell>
              <table:table-cell office:value-type="float" office:value="0.504">
                <text:p>0.504</text:p>
              </table:table-cell>
              <table:table-cell office:value-type="float" office:value="0.308">
                <text:p>0.308</text:p>
              </table:table-cell>
              <table:table-cell office:value-type="float" office:value="1.167">
                <text:p>1.167</text:p>
              </table:table-cell>
            </table:table-row>
            <table:table-row>
              <table:table-cell office:value-type="float" office:value="128">
                <text:p>128</text:p>
              </table:table-cell>
              <table:table-cell office:value-type="float" office:value="0.497">
                <text:p>0.497</text:p>
              </table:table-cell>
              <table:table-cell office:value-type="float" office:value="0.285">
                <text:p>0.285</text:p>
              </table:table-cell>
              <table:table-cell office:value-type="float" office:value="1.182">
                <text:p>1.182</text:p>
              </table:table-cell>
            </table:table-row>
            <table:table-row>
              <table:table-cell office:value-type="float" office:value="256">
                <text:p>256</text:p>
              </table:table-cell>
              <table:table-cell office:value-type="float" office:value="0.506">
                <text:p>0.506</text:p>
              </table:table-cell>
              <table:table-cell office:value-type="float" office:value="0.278">
                <text:p>0.278</text:p>
              </table:table-cell>
              <table:table-cell office:value-type="float" office:value="1.213">
                <text:p>1.213</text:p>
              </table:table-cell>
            </table:table-row>
            <table:table-row>
              <table:table-cell office:value-type="float" office:value="512">
                <text:p>512</text:p>
              </table:table-cell>
              <table:table-cell office:value-type="float" office:value="0.499">
                <text:p>0.499</text:p>
              </table:table-cell>
              <table:table-cell office:value-type="float" office:value="0.244">
                <text:p>0.244</text:p>
              </table:table-cell>
              <table:table-cell office:value-type="float" office:value="1.232">
                <text:p>1.232</text:p>
              </table:table-cell>
            </table:table-row>
            <table:table-row>
              <table:table-cell office:value-type="float" office:value="1024">
                <text:p>1024</text:p>
              </table:table-cell>
              <table:table-cell office:value-type="float" office:value="0.502">
                <text:p>0.502</text:p>
              </table:table-cell>
              <table:table-cell office:value-type="float" office:value="0.272">
                <text:p>0.272</text:p>
              </table:table-cell>
              <table:table-cell office:value-type="float" office:value="1.204">
                <text:p>1.204</text:p>
              </table:table-cell>
            </table:table-row>
            <table:table-row>
              <table:table-cell office:value-type="float" office:value="2048">
                <text:p>2048</text:p>
              </table:table-cell>
              <table:table-cell office:value-type="float" office:value="0.5">
                <text:p>0.5</text:p>
              </table:table-cell>
              <table:table-cell office:value-type="float" office:value="0.28">
                <text:p>0.28</text:p>
              </table:table-cell>
              <table:table-cell office:value-type="float" office:value="1.192">
                <text:p>1.192</text:p>
              </table:table-cell>
            </table:table-row>
            <table:table-row>
              <table:table-cell office:value-type="float" office:value="4096">
                <text:p>4096</text:p>
              </table:table-cell>
              <table:table-cell office:value-type="float" office:value="0.506">
                <text:p>0.506</text:p>
              </table:table-cell>
              <table:table-cell office:value-type="float" office:value="0.295">
                <text:p>0.295</text:p>
              </table:table-cell>
              <table:table-cell office:value-type="float" office:value="1.19">
                <text:p>1.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21">
      <number:number number:decimal-places="3" loext:min-decimal-places="3"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1">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2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12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12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96cm" svg:height="8.904cm" xlink:href="." xlink:type="simple" chart:class="chart:line" chart:style-name="ch1">
        <chart:title svg:x="4.756cm" svg:y="0.314cm" chart:style-name="ch2">
          <text:p>Results of "time" Per Execution</text:p>
        </chart:title>
        <chart:subtitle svg:x="6.542cm" svg:y="1.271cm" chart:style-name="ch3">
          <text:p>M = 10 000 000</text:p>
        </chart:subtitle>
        <chart:legend chart:legend-position="top" svg:x="5.241cm" svg:y="2.139cm" style:legend-expansion="wide" chart:style-name="ch4"/>
        <chart:plot-area chart:style-name="ch5" chart:data-source-has-labels="both" svg:x="1.328cm" svg:y="2.915cm" svg:width="14.251cm" svg:height="4.83cm">
          <chartooo:coordinate-region svg:x="2.611cm" svg:y="3.114cm" svg:width="12.543cm" svg:height="3.984cm"/>
          <chart:axis chart:dimension="x" chart:name="primary-x" chart:style-name="ch6" chartooo:axis-type="auto">
            <chartooo:date-scale/>
            <chart:title svg:x="8.277cm" svg:y="7.923cm" chart:style-name="ch7">
              <text:p>N</text:p>
            </chart:title>
            <chart:categories table:cell-range-address="local-table.$A$2:.$A$14"/>
          </chart:axis>
          <chart:axis chart:dimension="y" chart:name="primary-y" chart:style-name="ch8">
            <chart:title svg:x="0.451cm" svg:y="6.022cm" chart:style-name="ch9">
              <text:p>Seconds</text:p>
            </chart:title>
            <chart:grid chart:style-name="ch10" chart:class="major"/>
          </chart:axis>
          <chart:series chart:style-name="ch11" chart:values-cell-range-address="local-table.$B$2:.$B$14" chart:label-cell-address="local-table.$B$1" chart:class="chart:line">
            <chart:data-point chart:repeated="13"/>
          </chart:series>
          <chart:series chart:style-name="ch12" chart:values-cell-range-address="local-table.$C$2:.$C$14" chart:label-cell-address="local-table.$C$1" chart:class="chart:line">
            <chart:data-point chart:repeated="13"/>
          </chart:series>
          <chart:series chart:style-name="ch13" chart:values-cell-range-address="local-table.$D$2:.$D$14" chart:label-cell-address="local-table.$D$1" chart:class="chart:line">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al</text:p>
              </table:table-cell>
              <table:table-cell office:value-type="string">
                <text:p>User</text:p>
              </table:table-cell>
              <table:table-cell office:value-type="string">
                <text:p>Sys</text:p>
              </table:table-cell>
            </table:table-row>
          </table:table-header-rows>
          <table:table-rows>
            <table:table-row>
              <table:table-cell office:value-type="float" office:value="1">
                <text:p>1</text:p>
              </table:table-cell>
              <table:table-cell office:value-type="float" office:value="12.957">
                <text:p>12.957</text:p>
              </table:table-cell>
              <table:table-cell office:value-type="float" office:value="4.358">
                <text:p>4.358</text:p>
              </table:table-cell>
              <table:table-cell office:value-type="float" office:value="23.299">
                <text:p>23.299</text:p>
              </table:table-cell>
            </table:table-row>
            <table:table-row>
              <table:table-cell office:value-type="float" office:value="2">
                <text:p>2</text:p>
              </table:table-cell>
              <table:table-cell office:value-type="float" office:value="4.957">
                <text:p>4.957</text:p>
              </table:table-cell>
              <table:table-cell office:value-type="float" office:value="3.003">
                <text:p>3.003</text:p>
              </table:table-cell>
              <table:table-cell office:value-type="float" office:value="11.645">
                <text:p>11.645</text:p>
              </table:table-cell>
            </table:table-row>
            <table:table-row>
              <table:table-cell office:value-type="float" office:value="4">
                <text:p>4</text:p>
              </table:table-cell>
              <table:table-cell office:value-type="float" office:value="4.947">
                <text:p>4.947</text:p>
              </table:table-cell>
              <table:table-cell office:value-type="float" office:value="2.815">
                <text:p>2.815</text:p>
              </table:table-cell>
              <table:table-cell office:value-type="float" office:value="11.832">
                <text:p>11.832</text:p>
              </table:table-cell>
            </table:table-row>
            <table:table-row>
              <table:table-cell office:value-type="float" office:value="8">
                <text:p>8</text:p>
              </table:table-cell>
              <table:table-cell office:value-type="float" office:value="4.906">
                <text:p>4.906</text:p>
              </table:table-cell>
              <table:table-cell office:value-type="float" office:value="2.704">
                <text:p>2.704</text:p>
              </table:table-cell>
              <table:table-cell office:value-type="float" office:value="11.85">
                <text:p>11.85</text:p>
              </table:table-cell>
            </table:table-row>
            <table:table-row>
              <table:table-cell office:value-type="float" office:value="16">
                <text:p>16</text:p>
              </table:table-cell>
              <table:table-cell office:value-type="float" office:value="5.098">
                <text:p>5.098</text:p>
              </table:table-cell>
              <table:table-cell office:value-type="float" office:value="2.795">
                <text:p>2.795</text:p>
              </table:table-cell>
              <table:table-cell office:value-type="float" office:value="12.284">
                <text:p>12.284</text:p>
              </table:table-cell>
            </table:table-row>
            <table:table-row>
              <table:table-cell office:value-type="float" office:value="32">
                <text:p>32</text:p>
              </table:table-cell>
              <table:table-cell office:value-type="float" office:value="5.105">
                <text:p>5.105</text:p>
              </table:table-cell>
              <table:table-cell office:value-type="float" office:value="2.703">
                <text:p>2.703</text:p>
              </table:table-cell>
              <table:table-cell office:value-type="float" office:value="12.349">
                <text:p>12.349</text:p>
              </table:table-cell>
            </table:table-row>
            <table:table-row>
              <table:table-cell office:value-type="float" office:value="64">
                <text:p>64</text:p>
              </table:table-cell>
              <table:table-cell office:value-type="float" office:value="5.033">
                <text:p>5.033</text:p>
              </table:table-cell>
              <table:table-cell office:value-type="float" office:value="2.824">
                <text:p>2.824</text:p>
              </table:table-cell>
              <table:table-cell office:value-type="float" office:value="12.109">
                <text:p>12.109</text:p>
              </table:table-cell>
            </table:table-row>
            <table:table-row>
              <table:table-cell office:value-type="float" office:value="128">
                <text:p>128</text:p>
              </table:table-cell>
              <table:table-cell office:value-type="float" office:value="4.985">
                <text:p>4.985</text:p>
              </table:table-cell>
              <table:table-cell office:value-type="float" office:value="2.769">
                <text:p>2.769</text:p>
              </table:table-cell>
              <table:table-cell office:value-type="float" office:value="12.004">
                <text:p>12.004</text:p>
              </table:table-cell>
            </table:table-row>
            <table:table-row>
              <table:table-cell office:value-type="float" office:value="256">
                <text:p>256</text:p>
              </table:table-cell>
              <table:table-cell office:value-type="float" office:value="5.048">
                <text:p>5.048</text:p>
              </table:table-cell>
              <table:table-cell office:value-type="float" office:value="2.815">
                <text:p>2.815</text:p>
              </table:table-cell>
              <table:table-cell office:value-type="float" office:value="12.11">
                <text:p>12.11</text:p>
              </table:table-cell>
            </table:table-row>
            <table:table-row>
              <table:table-cell office:value-type="float" office:value="512">
                <text:p>512</text:p>
              </table:table-cell>
              <table:table-cell office:value-type="float" office:value="5.186">
                <text:p>5.186</text:p>
              </table:table-cell>
              <table:table-cell office:value-type="float" office:value="2.727">
                <text:p>2.727</text:p>
              </table:table-cell>
              <table:table-cell office:value-type="float" office:value="12.551">
                <text:p>12.551</text:p>
              </table:table-cell>
            </table:table-row>
            <table:table-row>
              <table:table-cell office:value-type="float" office:value="1024">
                <text:p>1024</text:p>
              </table:table-cell>
              <table:table-cell office:value-type="float" office:value="4.861">
                <text:p>4.861</text:p>
              </table:table-cell>
              <table:table-cell office:value-type="float" office:value="2.678">
                <text:p>2.678</text:p>
              </table:table-cell>
              <table:table-cell office:value-type="float" office:value="11.768">
                <text:p>11.768</text:p>
              </table:table-cell>
            </table:table-row>
            <table:table-row>
              <table:table-cell office:value-type="float" office:value="2048">
                <text:p>2048</text:p>
              </table:table-cell>
              <table:table-cell office:value-type="float" office:value="4.939">
                <text:p>4.939</text:p>
              </table:table-cell>
              <table:table-cell office:value-type="float" office:value="2.832">
                <text:p>2.832</text:p>
              </table:table-cell>
              <table:table-cell office:value-type="float" office:value="11.833">
                <text:p>11.833</text:p>
              </table:table-cell>
            </table:table-row>
            <table:table-row>
              <table:table-cell office:value-type="float" office:value="4096">
                <text:p>4096</text:p>
              </table:table-cell>
              <table:table-cell office:value-type="float" office:value="4.953">
                <text:p>4.953</text:p>
              </table:table-cell>
              <table:table-cell office:value-type="float" office:value="2.896">
                <text:p>2.896</text:p>
              </table:table-cell>
              <table:table-cell office:value-type="float" office:value="11.721">
                <text:p>11.7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96cm" svg:height="8.904cm" xlink:href="." xlink:type="simple" chart:class="chart:line" chart:style-name="ch1">
        <chart:title svg:x="4.227cm" svg:y="0.314cm" chart:style-name="ch2">
          <text:p>Number of Read Calls Per Execution</text:p>
        </chart:title>
        <chart:subtitle svg:x="6.647cm" svg:y="1.271cm" chart:style-name="ch3">
          <text:p>M = 1 000 000</text:p>
        </chart:subtitle>
        <chart:plot-area chart:style-name="ch4" chart:data-source-has-labels="both" svg:x="1.328cm" svg:y="2.132cm" svg:width="14.251cm" svg:height="5.613cm">
          <chartooo:coordinate-region svg:x="2.796cm" svg:y="2.331cm" svg:width="12.067cm" svg:height="4.767cm"/>
          <chart:axis chart:dimension="x" chart:name="primary-x" chart:style-name="ch5" chartooo:axis-type="auto">
            <chartooo:date-scale/>
            <chart:title svg:x="8.277cm" svg:y="7.923cm" chart:style-name="ch6">
              <text:p>N</text:p>
            </chart:title>
            <chart:categories table:cell-range-address="local-table.$A$2:.$A$14"/>
          </chart:axis>
          <chart:axis chart:dimension="y" chart:name="primary-y" chart:style-name="ch5">
            <chart:title svg:x="0.451cm" svg:y="6.596cm" chart:style-name="ch7">
              <text:p>Number of Read Calls</text:p>
            </chart:title>
            <chart:grid chart:style-name="ch8" chart:class="major"/>
          </chart:axis>
          <chart:series chart:style-name="ch9" chart:values-cell-range-address="local-table.$B$2:.$B$14" chart:label-cell-address="local-table.$B$1" chart:class="chart:line">
            <chart:data-point chart:repeated="1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Read Call Count</text:p>
              </table:table-cell>
            </table:table-row>
          </table:table-header-rows>
          <table:table-rows>
            <table:table-row>
              <table:table-cell office:value-type="float" office:value="1">
                <text:p>1</text:p>
              </table:table-cell>
              <table:table-cell office:value-type="float" office:value="1000000">
                <text:p>1000000</text:p>
              </table:table-cell>
            </table:table-row>
            <table:table-row>
              <table:table-cell office:value-type="float" office:value="2">
                <text:p>2</text:p>
              </table:table-cell>
              <table:table-cell office:value-type="float" office:value="501468">
                <text:p>501468</text:p>
              </table:table-cell>
            </table:table-row>
            <table:table-row>
              <table:table-cell office:value-type="float" office:value="4">
                <text:p>4</text:p>
              </table:table-cell>
              <table:table-cell office:value-type="float" office:value="411538">
                <text:p>411538</text:p>
              </table:table-cell>
            </table:table-row>
            <table:table-row>
              <table:table-cell office:value-type="float" office:value="8">
                <text:p>8</text:p>
              </table:table-cell>
              <table:table-cell office:value-type="float" office:value="411520">
                <text:p>411520</text:p>
              </table:table-cell>
            </table:table-row>
            <table:table-row>
              <table:table-cell office:value-type="float" office:value="16">
                <text:p>16</text:p>
              </table:table-cell>
              <table:table-cell office:value-type="float" office:value="421433">
                <text:p>421433</text:p>
              </table:table-cell>
            </table:table-row>
            <table:table-row>
              <table:table-cell office:value-type="float" office:value="32">
                <text:p>32</text:p>
              </table:table-cell>
              <table:table-cell office:value-type="float" office:value="414102">
                <text:p>414102</text:p>
              </table:table-cell>
            </table:table-row>
            <table:table-row>
              <table:table-cell office:value-type="float" office:value="64">
                <text:p>64</text:p>
              </table:table-cell>
              <table:table-cell office:value-type="float" office:value="408268">
                <text:p>408268</text:p>
              </table:table-cell>
            </table:table-row>
            <table:table-row>
              <table:table-cell office:value-type="float" office:value="128">
                <text:p>128</text:p>
              </table:table-cell>
              <table:table-cell office:value-type="float" office:value="412671">
                <text:p>412671</text:p>
              </table:table-cell>
            </table:table-row>
            <table:table-row>
              <table:table-cell office:value-type="float" office:value="256">
                <text:p>256</text:p>
              </table:table-cell>
              <table:table-cell office:value-type="float" office:value="414275">
                <text:p>414275</text:p>
              </table:table-cell>
            </table:table-row>
            <table:table-row>
              <table:table-cell office:value-type="float" office:value="512">
                <text:p>512</text:p>
              </table:table-cell>
              <table:table-cell office:value-type="float" office:value="421823">
                <text:p>421823</text:p>
              </table:table-cell>
            </table:table-row>
            <table:table-row>
              <table:table-cell office:value-type="float" office:value="1024">
                <text:p>1024</text:p>
              </table:table-cell>
              <table:table-cell office:value-type="float" office:value="405807">
                <text:p>405807</text:p>
              </table:table-cell>
            </table:table-row>
            <table:table-row>
              <table:table-cell office:value-type="float" office:value="2048">
                <text:p>2048</text:p>
              </table:table-cell>
              <table:table-cell office:value-type="float" office:value="399032">
                <text:p>399032</text:p>
              </table:table-cell>
            </table:table-row>
            <table:table-row>
              <table:table-cell office:value-type="float" office:value="4096">
                <text:p>4096</text:p>
              </table:table-cell>
              <table:table-cell office:value-type="float" office:value="390852">
                <text:p>39085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96cm" svg:height="8.904cm" xlink:href="." xlink:type="simple" chart:class="chart:line" chart:style-name="ch1">
        <chart:title svg:x="4.227cm" svg:y="0.314cm" chart:style-name="ch2">
          <text:p>Number of Read Calls Per Execution</text:p>
        </chart:title>
        <chart:subtitle svg:x="6.542cm" svg:y="1.271cm" chart:style-name="ch3">
          <text:p>M = 10 000 000</text:p>
        </chart:subtitle>
        <chart:plot-area chart:style-name="ch4" chart:data-source-has-labels="both" svg:x="1.328cm" svg:y="2.132cm" svg:width="14.251cm" svg:height="5.613cm">
          <chartooo:coordinate-region svg:x="3.087cm" svg:y="2.331cm" svg:width="11.882cm" svg:height="4.767cm"/>
          <chart:axis chart:dimension="x" chart:name="primary-x" chart:style-name="ch5" chartooo:axis-type="auto">
            <chartooo:date-scale/>
            <chart:title svg:x="8.277cm" svg:y="7.923cm" chart:style-name="ch6">
              <text:p>N</text:p>
            </chart:title>
            <chart:categories table:cell-range-address="local-table.$A$2:.$A$14"/>
          </chart:axis>
          <chart:axis chart:dimension="y" chart:name="primary-y" chart:style-name="ch5">
            <chart:title svg:x="0.451cm" svg:y="6.596cm" chart:style-name="ch7">
              <text:p>Number of Read Calls</text:p>
            </chart:title>
            <chart:grid chart:style-name="ch8" chart:class="major"/>
          </chart:axis>
          <chart:series chart:style-name="ch9" chart:values-cell-range-address="local-table.$B$2:.$B$14" chart:label-cell-address="local-table.$B$1" chart:class="chart:line">
            <chart:data-point chart:repeated="1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Read Call Count</text:p>
              </table:table-cell>
            </table:table-row>
          </table:table-header-rows>
          <table:table-rows>
            <table:table-row>
              <table:table-cell office:value-type="float" office:value="1">
                <text:p>1</text:p>
              </table:table-cell>
              <table:table-cell office:value-type="float" office:value="10000000">
                <text:p>10000000</text:p>
              </table:table-cell>
            </table:table-row>
            <table:table-row>
              <table:table-cell office:value-type="float" office:value="2">
                <text:p>2</text:p>
              </table:table-cell>
              <table:table-cell office:value-type="float" office:value="5000000">
                <text:p>5000000</text:p>
              </table:table-cell>
            </table:table-row>
            <table:table-row>
              <table:table-cell office:value-type="float" office:value="4">
                <text:p>4</text:p>
              </table:table-cell>
              <table:table-cell office:value-type="float" office:value="4155947">
                <text:p>4155947</text:p>
              </table:table-cell>
            </table:table-row>
            <table:table-row>
              <table:table-cell office:value-type="float" office:value="8">
                <text:p>8</text:p>
              </table:table-cell>
              <table:table-cell office:value-type="float" office:value="4196182">
                <text:p>4196182</text:p>
              </table:table-cell>
            </table:table-row>
            <table:table-row>
              <table:table-cell office:value-type="float" office:value="16">
                <text:p>16</text:p>
              </table:table-cell>
              <table:table-cell office:value-type="float" office:value="4208301">
                <text:p>4208301</text:p>
              </table:table-cell>
            </table:table-row>
            <table:table-row>
              <table:table-cell office:value-type="float" office:value="32">
                <text:p>32</text:p>
              </table:table-cell>
              <table:table-cell office:value-type="float" office:value="4180089">
                <text:p>4180089</text:p>
              </table:table-cell>
            </table:table-row>
            <table:table-row>
              <table:table-cell office:value-type="float" office:value="64">
                <text:p>64</text:p>
              </table:table-cell>
              <table:table-cell office:value-type="float" office:value="4192526">
                <text:p>4192526</text:p>
              </table:table-cell>
            </table:table-row>
            <table:table-row>
              <table:table-cell office:value-type="float" office:value="128">
                <text:p>128</text:p>
              </table:table-cell>
              <table:table-cell office:value-type="float" office:value="4181886">
                <text:p>4181886</text:p>
              </table:table-cell>
            </table:table-row>
            <table:table-row>
              <table:table-cell office:value-type="float" office:value="256">
                <text:p>256</text:p>
              </table:table-cell>
              <table:table-cell office:value-type="float" office:value="4183415">
                <text:p>4183415</text:p>
              </table:table-cell>
            </table:table-row>
            <table:table-row>
              <table:table-cell office:value-type="float" office:value="512">
                <text:p>512</text:p>
              </table:table-cell>
              <table:table-cell office:value-type="float" office:value="4120940">
                <text:p>4120940</text:p>
              </table:table-cell>
            </table:table-row>
            <table:table-row>
              <table:table-cell office:value-type="float" office:value="1024">
                <text:p>1024</text:p>
              </table:table-cell>
              <table:table-cell office:value-type="float" office:value="4092807">
                <text:p>4092807</text:p>
              </table:table-cell>
            </table:table-row>
            <table:table-row>
              <table:table-cell office:value-type="float" office:value="2048">
                <text:p>2048</text:p>
              </table:table-cell>
              <table:table-cell office:value-type="float" office:value="4113338">
                <text:p>4113338</text:p>
              </table:table-cell>
            </table:table-row>
            <table:table-row>
              <table:table-cell office:value-type="float" office:value="4096">
                <text:p>4096</text:p>
              </table:table-cell>
              <table:table-cell office:value-type="float" office:value="3951657">
                <text:p>395165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21">
      <number:number number:decimal-places="3" loext:min-decimal-places="3"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94cm" svg:height="8.904cm" xlink:href="." xlink:type="simple" chart:class="chart:line" chart:style-name="ch1">
        <chart:title svg:x="3.577cm" svg:y="0.314cm" chart:style-name="ch2">
          <text:p>Microseconds Per Read Call Per Execution</text:p>
        </chart:title>
        <chart:subtitle svg:x="6.646cm" svg:y="1.271cm" chart:style-name="ch3">
          <text:p>M = 1 000 000</text:p>
        </chart:subtitle>
        <chart:plot-area chart:style-name="ch4" chart:data-source-has-labels="both" svg:x="1.328cm" svg:y="2.132cm" svg:width="14.249cm" svg:height="5.613cm">
          <chartooo:coordinate-region svg:x="2.426cm" svg:y="2.331cm" svg:width="12.726cm" svg:height="4.767cm"/>
          <chart:axis chart:dimension="x" chart:name="primary-x" chart:style-name="ch5" chartooo:axis-type="auto">
            <chartooo:date-scale/>
            <chart:title svg:x="8.276cm" svg:y="7.923cm" chart:style-name="ch6">
              <text:p>N</text:p>
            </chart:title>
            <chart:categories table:cell-range-address="local-table.$A$2:.$A$14"/>
          </chart:axis>
          <chart:axis chart:dimension="y" chart:name="primary-y" chart:style-name="ch7">
            <chart:title svg:x="0.451cm" svg:y="6.001cm" chart:style-name="ch8">
              <text:p>Microseconds</text:p>
            </chart:title>
            <chart:grid chart:style-name="ch9" chart:class="major"/>
          </chart:axis>
          <chart:series chart:style-name="ch10" chart:values-cell-range-address="local-table.$B$2:.$B$14" chart:label-cell-address="local-table.$B$1" chart:class="chart:line">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icrosecond Per Read Call</text:p>
              </table:table-cell>
            </table:table-row>
          </table:table-header-rows>
          <table:table-rows>
            <table:table-row>
              <table:table-cell office:value-type="float" office:value="1">
                <text:p>1</text:p>
              </table:table-cell>
              <table:table-cell office:value-type="float" office:value="2.764">
                <text:p>2.764</text:p>
              </table:table-cell>
            </table:table-row>
            <table:table-row>
              <table:table-cell office:value-type="float" office:value="2">
                <text:p>2</text:p>
              </table:table-cell>
              <table:table-cell office:value-type="float" office:value="2.91344612218526">
                <text:p>2.91344612218526</text:p>
              </table:table-cell>
            </table:table-row>
            <table:table-row>
              <table:table-cell office:value-type="float" office:value="4">
                <text:p>4</text:p>
              </table:table-cell>
              <table:table-cell office:value-type="float" office:value="3.5525273486288">
                <text:p>3.5525273486288</text:p>
              </table:table-cell>
            </table:table-row>
            <table:table-row>
              <table:table-cell office:value-type="float" office:value="8">
                <text:p>8</text:p>
              </table:table-cell>
              <table:table-cell office:value-type="float" office:value="3.62072317262831">
                <text:p>3.62072317262831</text:p>
              </table:table-cell>
            </table:table-row>
            <table:table-row>
              <table:table-cell office:value-type="float" office:value="16">
                <text:p>16</text:p>
              </table:table-cell>
              <table:table-cell office:value-type="float" office:value="3.51420035925046">
                <text:p>3.51420035925046</text:p>
              </table:table-cell>
            </table:table-row>
            <table:table-row>
              <table:table-cell office:value-type="float" office:value="32">
                <text:p>32</text:p>
              </table:table-cell>
              <table:table-cell office:value-type="float" office:value="3.54502030900599">
                <text:p>3.54502030900599</text:p>
              </table:table-cell>
            </table:table-row>
            <table:table-row>
              <table:table-cell office:value-type="float" office:value="64">
                <text:p>64</text:p>
              </table:table-cell>
              <table:table-cell office:value-type="float" office:value="3.61282294963112">
                <text:p>3.61282294963112</text:p>
              </table:table-cell>
            </table:table-row>
            <table:table-row>
              <table:table-cell office:value-type="float" office:value="128">
                <text:p>128</text:p>
              </table:table-cell>
              <table:table-cell office:value-type="float" office:value="3.55488997288397">
                <text:p>3.55488997288397</text:p>
              </table:table-cell>
            </table:table-row>
            <table:table-row>
              <table:table-cell office:value-type="float" office:value="256">
                <text:p>256</text:p>
              </table:table-cell>
              <table:table-cell office:value-type="float" office:value="3.59905859634301">
                <text:p>3.59905859634301</text:p>
              </table:table-cell>
            </table:table-row>
            <table:table-row>
              <table:table-cell office:value-type="float" office:value="512">
                <text:p>512</text:p>
              </table:table-cell>
              <table:table-cell office:value-type="float" office:value="3.49909796288965">
                <text:p>3.49909796288965</text:p>
              </table:table-cell>
            </table:table-row>
            <table:table-row>
              <table:table-cell office:value-type="float" office:value="1024">
                <text:p>1024</text:p>
              </table:table-cell>
              <table:table-cell office:value-type="float" office:value="3.63719699265907">
                <text:p>3.63719699265907</text:p>
              </table:table-cell>
            </table:table-row>
            <table:table-row>
              <table:table-cell office:value-type="float" office:value="2048">
                <text:p>2048</text:p>
              </table:table-cell>
              <table:table-cell office:value-type="float" office:value="3.68892720383328">
                <text:p>3.68892720383328</text:p>
              </table:table-cell>
            </table:table-row>
            <table:table-row>
              <table:table-cell office:value-type="float" office:value="4096">
                <text:p>4096</text:p>
              </table:table-cell>
              <table:table-cell office:value-type="float" office:value="3.79939209726444">
                <text:p>3.799392097264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21">
      <number:number number:decimal-places="3" loext:min-decimal-places="3"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94cm" svg:height="8.902cm" xlink:href="." xlink:type="simple" chart:class="chart:line" chart:style-name="ch1">
        <chart:title svg:x="3.511cm" svg:y="0.314cm" chart:style-name="ch2">
          <text:p>Microseconds Per Read Call Per Execution </text:p>
        </chart:title>
        <chart:subtitle svg:x="6.541cm" svg:y="1.271cm" chart:style-name="ch3">
          <text:p>M = 10 000 000</text:p>
        </chart:subtitle>
        <chart:plot-area chart:style-name="ch4" chart:data-source-has-labels="both" svg:x="1.328cm" svg:y="2.132cm" svg:width="14.249cm" svg:height="5.611cm">
          <chartooo:coordinate-region svg:x="2.426cm" svg:y="2.331cm" svg:width="12.726cm" svg:height="4.765cm"/>
          <chart:axis chart:dimension="x" chart:name="primary-x" chart:style-name="ch5" chartooo:axis-type="auto">
            <chartooo:date-scale/>
            <chart:title svg:x="8.276cm" svg:y="7.921cm" chart:style-name="ch6">
              <text:p>N</text:p>
            </chart:title>
            <chart:categories table:cell-range-address="local-table.$A$2:.$A$14"/>
          </chart:axis>
          <chart:axis chart:dimension="y" chart:name="primary-y" chart:style-name="ch7">
            <chart:title svg:x="0.451cm" svg:y="6cm" chart:style-name="ch8">
              <text:p>Microseconds</text:p>
            </chart:title>
            <chart:grid chart:style-name="ch9" chart:class="major"/>
          </chart:axis>
          <chart:series chart:style-name="ch10" chart:values-cell-range-address="local-table.$B$2:.$B$14" chart:label-cell-address="local-table.$B$1" chart:class="chart:line">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icroseconds Per Read Call</text:p>
              </table:table-cell>
            </table:table-row>
          </table:table-header-rows>
          <table:table-rows>
            <table:table-row>
              <table:table-cell office:value-type="float" office:value="1">
                <text:p>1</text:p>
              </table:table-cell>
              <table:table-cell office:value-type="float" office:value="2.7657">
                <text:p>2.7657</text:p>
              </table:table-cell>
            </table:table-row>
            <table:table-row>
              <table:table-cell office:value-type="float" office:value="2">
                <text:p>2</text:p>
              </table:table-cell>
              <table:table-cell office:value-type="float" office:value="2.9296">
                <text:p>2.9296</text:p>
              </table:table-cell>
            </table:table-row>
            <table:table-row>
              <table:table-cell office:value-type="float" office:value="4">
                <text:p>4</text:p>
              </table:table-cell>
              <table:table-cell office:value-type="float" office:value="3.52434715842141">
                <text:p>3.52434715842141</text:p>
              </table:table-cell>
            </table:table-row>
            <table:table-row>
              <table:table-cell office:value-type="float" office:value="8">
                <text:p>8</text:p>
              </table:table-cell>
              <table:table-cell office:value-type="float" office:value="3.46839102784388">
                <text:p>3.46839102784388</text:p>
              </table:table-cell>
            </table:table-row>
            <table:table-row>
              <table:table-cell office:value-type="float" office:value="16">
                <text:p>16</text:p>
              </table:table-cell>
              <table:table-cell office:value-type="float" office:value="3.58315624286381">
                <text:p>3.58315624286381</text:p>
              </table:table-cell>
            </table:table-row>
            <table:table-row>
              <table:table-cell office:value-type="float" office:value="32">
                <text:p>32</text:p>
              </table:table-cell>
              <table:table-cell office:value-type="float" office:value="3.60088026833878">
                <text:p>3.60088026833878</text:p>
              </table:table-cell>
            </table:table-row>
            <table:table-row>
              <table:table-cell office:value-type="float" office:value="64">
                <text:p>64</text:p>
              </table:table-cell>
              <table:table-cell office:value-type="float" office:value="3.56181452422716">
                <text:p>3.56181452422716</text:p>
              </table:table-cell>
            </table:table-row>
            <table:table-row>
              <table:table-cell office:value-type="float" office:value="128">
                <text:p>128</text:p>
              </table:table-cell>
              <table:table-cell office:value-type="float" office:value="3.53261662321737">
                <text:p>3.53261662321737</text:p>
              </table:table-cell>
            </table:table-row>
            <table:table-row>
              <table:table-cell office:value-type="float" office:value="256">
                <text:p>256</text:p>
              </table:table-cell>
              <table:table-cell office:value-type="float" office:value="3.56765943613053">
                <text:p>3.56765943613053</text:p>
              </table:table-cell>
            </table:table-row>
            <table:table-row>
              <table:table-cell office:value-type="float" office:value="512">
                <text:p>512</text:p>
              </table:table-cell>
              <table:table-cell office:value-type="float" office:value="3.70740656258038">
                <text:p>3.70740656258038</text:p>
              </table:table-cell>
            </table:table-row>
            <table:table-row>
              <table:table-cell office:value-type="float" office:value="1024">
                <text:p>1024</text:p>
              </table:table-cell>
              <table:table-cell office:value-type="float" office:value="3.52960694213043">
                <text:p>3.52960694213043</text:p>
              </table:table-cell>
            </table:table-row>
            <table:table-row>
              <table:table-cell office:value-type="float" office:value="2048">
                <text:p>2048</text:p>
              </table:table-cell>
              <table:table-cell office:value-type="float" office:value="3.56523096327119">
                <text:p>3.56523096327119</text:p>
              </table:table-cell>
            </table:table-row>
            <table:table-row>
              <table:table-cell office:value-type="float" office:value="4096">
                <text:p>4096</text:p>
              </table:table-cell>
              <table:table-cell office:value-type="float" office:value="3.69895464105311">
                <text:p>3.698954641053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